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45cm"/>
    </style:style>
    <style:style style:name="Tabla1.B" style:family="table-column">
      <style:table-column-properties style:column-width="3.413cm"/>
    </style:style>
    <style:style style:name="Tabla1.C" style:family="table-column">
      <style:table-column-properties style:column-width="2.99cm"/>
    </style:style>
    <style:style style:name="Tabla1.D" style:family="table-column">
      <style:table-column-properties style:column-width="3.563cm"/>
    </style:style>
    <style:style style:name="Tabla1.E" style:family="table-column">
      <style:table-column-properties style:column-width="3.501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able_20_Heading">
      <style:text-properties style:font-name="Verdana" fo:font-size="10pt" style:font-size-asian="10pt" style:font-size-complex="10pt"/>
    </style:style>
    <style:style style:name="P2" style:family="paragraph" style:parent-style-name="Table_20_Contents">
      <style:text-properties style:font-name="Verdana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P1">Riesgo</text:p>
            </table:table-cell>
            <table:table-cell table:style-name="Tabla1.A1" office:value-type="string">
              <text:p text:style-name="P1">Probabilidad (P)</text:p>
            </table:table-cell>
            <table:table-cell table:style-name="Tabla1.A1" office:value-type="string">
              <text:p text:style-name="P1">Gravedad (G)</text:p>
            </table:table-cell>
            <table:table-cell table:style-name="Tabla1.A1" office:value-type="string">
              <text:p text:style-name="P1">Valoración o nivel de riesgo</text:p>
            </table:table-cell>
            <table:table-cell table:style-name="Tabla1.A1" office:value-type="string">
              <text:p text:style-name="P1">Medidas preventivas</text:p>
            </table:table-cell>
          </table:table-row>
        </table:table-header-rows>
        <table:table-row>
          <table:table-cell table:style-name="Tabla1.A1" office:value-type="string">
            <text:p text:style-name="P2">1. Trastornos musculoesqueléticos por postura prolongada frente al ordenador (ergonómicos).</text:p>
          </table:table-cell>
          <table:table-cell table:style-name="Tabla1.A1" office:value-type="string">
            <text:p text:style-name="P2">3 (Alta, ya que se trabaja 8 horas diarias en posición sedentaria sin mención a pausas o ajustes ergonómicos).</text:p>
          </table:table-cell>
          <table:table-cell table:style-name="Tabla1.A1" office:value-type="string">
            <text:p text:style-name="P2">2 (Dañino, puede causar dolores crónicos en espalda, cuello y muñecas, afectando la salud a medio plazo).</text:p>
          </table:table-cell>
          <table:table-cell table:style-name="Tabla1.A1" office:value-type="string">
            <text:p text:style-name="P2">Importante (NR=6). Justificación: La exposición continua sin interrupciones aumenta la probabilidad, y las consecuencias son dañinas pero no extremas si se detectan temprano.</text:p>
          </table:table-cell>
          <table:table-cell table:style-name="Tabla1.A1" office:value-type="string">
            <text:p text:style-name="P2">Implementar pausas activas cada hora (método 20-20-20), proporcionar sillas ergonómicas ajustables, mesas regulables en altura y formación en posturas correctas.</text:p>
          </table:table-cell>
        </table:table-row>
        <table:table-row>
          <table:table-cell table:style-name="Tabla1.A1" office:value-type="string">
            <text:p text:style-name="P2">2. Fatiga visual por uso prolongado de pantallas y dispositivos electrónicos.</text:p>
          </table:table-cell>
          <table:table-cell table:style-name="Tabla1.A1" office:value-type="string">
            <text:p text:style-name="P2">3 (Alta, debido al trabajo continuo frente al ordenador durante toda la jornada).</text:p>
          </table:table-cell>
          <table:table-cell table:style-name="Tabla1.A1" office:value-type="string">
            <text:p text:style-name="P2">1 (Ligeramente dañino, provoca irritación ocular, sequedad o dolores de cabeza temporales).</text:p>
          </table:table-cell>
          <table:table-cell table:style-name="Tabla1.A1" office:value-type="string">
            <text:p text:style-name="P2">Moderado (NR=3). Justificación: La exposición es diaria y constante, pero las consecuencias suelen ser reversibles con descanso, no llegando a daños permanentes.</text:p>
          </table:table-cell>
          <table:table-cell table:style-name="Tabla1.A1" office:value-type="string">
            <text:p text:style-name="P2">Aplicar regla 20-20-20 (mirar a 20 pies cada 20 minutos por 20 segundos), usar filtros anti-reflejo en pantallas, ajustar brillo y realizar revisiones oculares periódicas.</text:p>
          </table:table-cell>
        </table:table-row>
        <table:table-row>
          <table:table-cell table:style-name="Tabla1.A1" office:value-type="string">
            <text:p text:style-name="P2">3. Estrés psicosocial por plazos muy ajustados y reuniones con clientes.</text:p>
          </table:table-cell>
          <table:table-cell table:style-name="Tabla1.A1" office:value-type="string">
            <text:p text:style-name="P2">3 (Alta, los plazos ajustados y presentaciones generan presión constante).</text:p>
          </table:table-cell>
          <table:table-cell table:style-name="Tabla1.A1" office:value-type="string">
            <text:p text:style-name="P2">2 (Dañino, puede llevar a burnout, ansiedad o problemas de sueño, afectando el bienestar mental).</text:p>
          </table:table-cell>
          <table:table-cell table:style-name="Tabla1.A1" office:value-type="string">
            <text:p text:style-name="P2">Importante (NR=6). Justificación: La naturaleza del trabajo implica deadlines frecuentes, elevando la probabilidad, con impactos dañinos en la salud mental si no se gestiona.</text:p>
          </table:table-cell>
          <table:table-cell table:style-name="Tabla1.A1" office:value-type="string">
            <text:p text:style-name="P2">Establecer planificación realista de proyectos, ofrecer apoyo psicológico (EAP), promover equilibrio trabajo-vida con horarios flexibles y formación en gestión del estrés.</text:p>
          </table:table-cell>
        </table:table-row>
        <table:table-row>
          <table:table-cell table:style-name="Tabla1.A1" office:value-type="string">
            <text:p text:style-name="P2">4. Exposición a ruido constante de la máquina de lavado de vehículos adyacente.</text:p>
          </table:table-cell>
          <table:table-cell table:style-name="Tabla1.A1" office:value-type="string">
            <text:p text:style-name="P2">3 (Alta, se escucha incluso con ventanas cerradas durante toda la jornada).</text:p>
          </table:table-cell>
          <table:table-cell table:style-name="Tabla1.A1" office:value-type="string">
            <text:p text:style-name="P2">2 (Dañino, puede causar fatiga auditiva, concentración reducida y estrés acumulado).</text:p>
          </table:table-cell>
          <table:table-cell table:style-name="Tabla1.A1" office:value-type="string">
            <text:p text:style-name="P2">Importante (NR=6). Justificación: La exposición es diaria y continua, con consecuencias dañinas como pérdida auditiva sutil o irritabilidad, pero no extremas sin mediciones altas de decibelios.</text:p>
          </table:table-cell>
          <table:table-cell table:style-name="Tabla1.A1" office:value-type="string">
            <text:p text:style-name="P2">Instalar aislamiento acústico en ventanas y paredes, proporcionar auriculares con cancelación de ruido, y realizar mediciones periódicas de niveles sonoros para evaluar si se superan límites legales.</text:p>
          </table:table-cell>
        </table:table-row>
        <table:table-row>
          <table:table-cell table:style-name="Tabla1.A1" office:value-type="string">
            <text:p text:style-name="P2">5. Disconfort térmico por ventilación insuficiente y calor <text:soft-page-break/>elevado (hasta 30°C en verano).</text:p>
          </table:table-cell>
          <table:table-cell table:style-name="Tabla1.A1" office:value-type="string">
            <text:p text:style-name="P2">2 (Media, ocurre principalmente en verano, pero la ventilación <text:soft-page-break/>deficiente es constante).</text:p>
          </table:table-cell>
          <table:table-cell table:style-name="Tabla1.A1" office:value-type="string">
            <text:p text:style-name="P2">2 (Dañino, genera fatiga, deshidratación y reducción de <text:soft-page-break/>productividad, pudiendo agravar problemas de salud).</text:p>
          </table:table-cell>
          <table:table-cell table:style-name="Tabla1.A1" office:value-type="string">
            <text:p text:style-name="P2">Importante (NR=4). Justificación: No es diaria todo el año, <text:soft-page-break/>bajando la probabilidad, pero las consecuencias son dañinas en periodos de calor, afectando el rendimiento y bienestar.</text:p>
          </table:table-cell>
          <table:table-cell table:style-name="Tabla1.A1" office:value-type="string">
            <text:p text:style-name="P2">Instalar sistemas de aire acondicionado o ventiladores <text:soft-page-break/>eficientes, permitir ropa ligera en verano, monitorear temperatura ambiental y asegurar hidratación con dispensadores de agu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0T16:41:32.874000000</meta:creation-date>
    <dc:date>2025-10-20T16:48:46.218000000</dc:date>
    <meta:editing-duration>PT7M13S</meta:editing-duration>
    <meta:editing-cycles>1</meta:editing-cycles>
    <meta:document-statistic meta:table-count="1" meta:image-count="0" meta:object-count="0" meta:page-count="2" meta:paragraph-count="30" meta:word-count="442" meta:character-count="3167" meta:non-whitespace-character-count="2755"/>
    <meta:generator>LibreOffice/24.8.6.2$Windows_X86_64 LibreOffice_project/6d98ba145e9a8a39fc57bcc76981d1fb1316c60c</meta:generator>
  </office:meta>
</office:document-meta>
</file>